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start" style:justify-single-word="false"/>
      <style:text-properties style:font-name="Arial" style:text-underline-style="none"/>
    </style:style>
    <style:style style:name="P2" style:family="paragraph" style:parent-style-name="Standard">
      <style:paragraph-properties fo:text-align="center" style:justify-single-word="false"/>
      <style:text-properties style:font-name="Arial"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uy/Sell Request Sequence Diagram</text:p>
      <text:p text:style-name="P2"/>
      <text:p text:style-name="P1">This diagram is used to show the dynamic interaction between the different objects used when executing a Buy/Sell request. There are two actors and two objects involved in the Buy/Sell request. The User represents the person placing their monster up for sale. The User's Friend represents a valid friend, another user of the game, who wishes to buy a monster from the User. The Monster List is the User's monster list and can be found on the User's Home Page. The User's Friend's Monster List is found on the User's Friend's Home Page. </text:p>
      <text:p text:style-name="P1"/>
      <text:p text:style-name="P1">The User accesses his Monster List and chooses a monster to put up for sale. The User's Friend will be able to see that the monster is up for sale and can select it from the User's Monster List. After the User's Friend has selected and bought the monster, it will be added to the User's Friend's Monster List. This will only occur after the User's Friend has paid the Monster's value into the User's cash p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 Farmer</meta:initial-creator>
    <meta:creation-date>2012-11-24T20:05:59.01</meta:creation-date>
    <dc:date>2012-11-24T20:15:36.18</dc:date>
    <dc:creator>Kit Farmer</dc:creator>
    <meta:editing-duration>PT9M35S</meta:editing-duration>
    <meta:editing-cycles>4</meta:editing-cycles>
    <meta:generator>OpenOffice.org/3.4.1$Win32 OpenOffice.org_project/341m1$Build-9593</meta:generator>
    <meta:document-statistic meta:table-count="0" meta:image-count="0" meta:object-count="0" meta:page-count="1" meta:paragraph-count="3" meta:word-count="174" meta:character-count="979"/>
  </office:meta>
</office:document-meta>
</file>